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d339f"/>
    </style:style>
    <style:style style:name="T2" style:family="text">
      <style:text-properties officeooo:rsid="001e30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nsity plot:</text:p>
      <text:p text:style-name="Standard"><text:a xlink:type="simple" xlink:href="https://datavizcatalogue.com/methods/density_plot.html" text:style-name="Internet_20_link" text:visited-style-name="Visited_20_Internet_20_Link">https://datavizcatalogue.com/methods/density_plot.html</text:a></text:p>
      <text:p text:style-name="Standard"/>
      <text:p text:style-name="Standard">-Giống như histogram nhưng inde<text:span text:style-name="T1">pendent với number_of_bin</text:span></text:p>
      <text:p text:style-name="Standard">-Cung cấp cái nhìn rõ hơn về distribution shape </text:p>
      <text:p text:style-name="Standard"/>
      <text:p text:style-name="Standard"/>
      <text:p text:style-name="Standard">Không hiểu sao, bây giờ đã chạy được Spike<text:span text:style-name="T2">-inFree cho paired-end data !!!</text:span></text:p>
      <text:p text:style-name="Standard"/>
      <text:p text:style-name="Standard"/>
      <text:p text:style-name="Standard">- Rất dễ hay quên mở interactive session xong rồi chạy script --&gt; rất chậm mà ko canceljob được, ko hiểu vì sao</text:p>
      <text:p text:style-name="Standard">-Ko xem được job đang chạy/cửa sổ đang chạy là interaction tương ứng với job_id nà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8T17:36:27.261818984</meta:creation-date>
    <dc:date>2022-02-18T18:08:31.836030772</dc:date>
    <meta:editing-duration>PT32M3S</meta:editing-duration>
    <meta:editing-cycles>3</meta:editing-cycles>
    <meta:generator>LibreOffice/7.1.7.2$Linux_X86_64 LibreOffice_project/10$Build-2</meta:generator>
    <meta:document-statistic meta:table-count="0" meta:image-count="0" meta:object-count="0" meta:page-count="1" meta:paragraph-count="7" meta:word-count="72" meta:character-count="438" meta:non-whitespace-character-count="373"/>
  </office:meta>
</office:document-meta>
</file>